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IGDT" svg:font-family="AIGDT" style:font-pitch="variable" style:font-charset="x-symbo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a7074b" loext:opacity="100%"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-color="#ffde59"/>
    </style:style>
    <style:style style:name="P3" style:family="paragraph" style:parent-style-name="Standard">
      <style:paragraph-properties fo:text-align="justify" style:justify-single-word="false"/>
      <style:text-properties fo:color="#a7074b" loext:opacity="100%"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a7074b" loext:opacity="100%" style:font-name="AIGDT" fo:font-size="12pt" fo:font-style="italic" style:text-underline-style="none" fo:font-weight="bold" officeooo:rsid="000226f4" officeooo:paragraph-rsid="000668ff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color="#a7074b" loext:opacity="100%" style:font-name="AIGDT" fo:font-size="12pt" fo:font-style="italic" style:text-underline-style="none" fo:font-weight="bold" officeooo:rsid="000668ff" officeooo:paragraph-rsid="000668ff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a7074b" loext:opacity="100%" style:font-name="AIGDT" fo:font-size="12pt" fo:font-style="italic" style:text-underline-style="none" fo:font-weight="bold" officeooo:rsid="00046a18" officeooo:paragraph-rsid="00046a18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 style:master-page-name="">
      <loext:graphic-properties draw:fill="none"/>
      <style:paragraph-properties fo:margin-left="11cm" fo:margin-right="0cm" fo:text-align="end" style:justify-single-word="false" fo:text-indent="0cm" style:auto-text-indent="false" style:page-number="auto" fo:background-color="transparent"/>
      <style:text-properties style:font-name="AIGDT" fo:font-size="12pt" fo:font-style="italic" fo:font-weight="bold" officeooo:rsid="000226f4" officeooo:paragraph-rsid="000226f4" fo:background-color="#ff972f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family="Arial" style:font-family-generic="swiss" style:font-pitch="variable" officeooo:rsid="000816e6"/>
    </style:style>
    <style:style style:name="T2" style:family="text">
      <style:text-properties officeooo:rsid="000668ff"/>
    </style:style>
    <style:style style:name="T3" style:family="text">
      <style:text-properties officeooo:rsid="0006caf3"/>
    </style:style>
    <style:style style:name="gr1" style:family="graphic">
      <style:graphic-properties svg:stroke-color="#3465a4" draw:fill-color="#ffde59" draw:auto-grow-height="false" fo:min-height="11.409cm" fo:min-width="18.078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2" draw:style-name="gr1" draw:text-style-name="P2" svg:width="20.668cm" svg:height="13.999cm" svg:x="13.263cm" svg:y="-1.84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DON SUTHAN</text:p>
      <text:p text:style-name="P1">22</text:p>
      <text:p text:style-name="P1">MUKKALIL <text:span text:style-name="T1">ho</text:span></text:p>
      <text:p text:style-name="P1">KAYANNA <text:span text:style-name="T1">po</text:span></text:p>
      <text:p text:style-name="P3">PERAMBRA <text:span text:style-name="T1">via</text:span></text:p>
      <text:p text:style-name="P4">KOZIKODE <text:span text:style-name="T1">dis</text:span></text:p>
      <text:p text:style-name="P5">10 IN CHEMBRA KULAYHUVAYAL </text:p>
      <text:p text:style-name="P5">+1 AND +2 ALSO THERE</text:p>
      <text:p text:style-name="P6">BCA</text:p>
      <text:p text:style-name="P6">SILVER CO<text:span text:style-name="T2">L</text:span>LAGE <text:span text:style-name="T3">I</text:span>N P<text:span text:style-name="T2">ERAMBRA</text:span></text:p>
      <text:p text:style-name="P7">6735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IGDT" svg:font-family="AIGDT" style:font-pitch="variable" style:font-charset="x-symbo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4:24:01.106791200</meta:creation-date>
    <dc:date>2026-02-18T13:52:05.075891500</dc:date>
    <meta:editing-duration>PT42M28S</meta:editing-duration>
    <meta:editing-cycles>4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1" meta:word-count="26" meta:character-count="139" meta:non-whitespace-character-count="123"/>
  </office:meta>
</office:document-meta>
</file>